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ff0000" draw:opacity="15%"/>
      <style:paragraph-properties fo:text-align="center"/>
      <style:text-properties fo:font-size="12pt"/>
    </style:style>
    <style:style style:name="P4" style:family="paragraph">
      <loext:graphic-properties draw:fill-color="#99ff66" draw:opacity="15%"/>
      <style:paragraph-properties fo:text-align="center"/>
      <style:text-properties fo:font-size="12pt"/>
    </style:style>
    <style:style style:name="P5" style:family="paragraph">
      <loext:graphic-properties draw:fill="solid" draw:fill-color="#2a6099" draw:opacity="15%"/>
      <style:paragraph-properties fo:text-align="center"/>
      <style:text-properties fo:font-size="12pt"/>
    </style:style>
    <style:style style:name="P6" style:family="paragraph">
      <loext:graphic-properties draw:fill="solid" draw:fill-color="#ffff00" draw:opacity="15%"/>
      <style:paragraph-properties fo:text-align="center"/>
      <style:text-properties fo:font-size="12pt"/>
    </style:style>
    <style:style style:name="P7" style:family="paragraph">
      <loext:graphic-properties draw:fill-color="#801900" draw:opacity="100%"/>
      <style:paragraph-properties fo:text-align="center"/>
      <style:text-properties fo:font-size="12pt"/>
    </style:style>
    <style:style style:name="P8" style:family="paragraph">
      <loext:graphic-properties draw:fill-color="#ff6600" draw:opacity="100%"/>
      <style:paragraph-properties fo:text-align="center"/>
      <style:text-properties fo:font-size="12pt"/>
    </style:style>
    <style:style style:name="P9" style:family="paragraph">
      <loext:graphic-properties draw:fill="solid" draw:fill-color="#800080" draw:opacity="15%"/>
      <style:paragraph-properties fo:text-align="center"/>
      <style:text-properties fo:font-size="12pt"/>
    </style:style>
    <style:style style:name="P10" style:family="paragraph">
      <loext:graphic-properties draw:fill="solid" draw:fill-color="#800080" draw:opacity="100%"/>
      <style:paragraph-properties fo:text-align="center"/>
      <style:text-properties fo:font-size="12pt"/>
    </style:style>
    <style:style style:name="P11" style:family="paragraph">
      <loext:graphic-properties draw:fill="solid" draw:fill-color="#ff0000" draw:opacity="100%"/>
      <style:paragraph-properties fo:text-align="center"/>
      <style:text-properties fo:font-size="12pt"/>
    </style:style>
    <style:style style:name="P12" style:family="paragraph">
      <loext:graphic-properties draw:fill="solid" draw:fill-color="#ffff00" draw:opacity="100%"/>
      <style:paragraph-properties fo:text-align="center"/>
      <style:text-properties fo:font-size="12pt"/>
    </style:style>
    <style:style style:name="P13" style:family="paragraph">
      <loext:graphic-properties draw:fill="solid" draw:fill-color="#2a6099" draw:opacity="100%"/>
      <style:paragraph-properties fo:text-align="center"/>
      <style:text-properties fo:font-size="12pt"/>
    </style:style>
    <style:style style:name="P14" style:family="paragraph">
      <loext:graphic-properties draw:fill-color="#ff6600" draw:opacity="15%"/>
      <style:paragraph-properties fo:text-align="center"/>
      <style:text-properties fo:font-size="12pt"/>
    </style:style>
    <style:style style:name="P15" style:family="paragraph">
      <loext:graphic-properties draw:fill-color="#801900" draw:opacity="15%"/>
      <style:paragraph-properties fo:text-align="center"/>
      <style:text-properties fo:font-size="12pt"/>
    </style:style>
    <style:style style:name="P16" style:family="paragraph">
      <loext:graphic-properties draw:fill-color="#99ff66" draw:opacity="100%"/>
      <style:paragraph-properties fo:text-align="center"/>
      <style:text-properties fo:font-size="12pt"/>
    </style:style>
    <style:style style:name="P17" style:family="paragraph">
      <loext:graphic-properties draw:fill="solid" draw:fill-color="#ff6600" draw:opacity="100%"/>
      <style:paragraph-properties fo:text-align="center"/>
      <style:text-properties fo:font-size="12pt"/>
    </style:style>
    <style:style style:name="P18" style:family="paragraph">
      <loext:graphic-properties draw:fill="solid" draw:fill-color="#801900" draw:opacity="100%"/>
      <style:paragraph-properties fo:text-align="center"/>
      <style:text-properties fo:font-size="12pt"/>
    </style:style>
    <style:style style:name="gr1" style:family="graphic">
      <style:graphic-properties draw:fill="solid" draw:fill-color="#ff0000" draw:opacity="15%" draw:textarea-horizontal-align="justify" draw:textarea-vertical-align="middle" draw:auto-grow-height="false" fo:min-height="0.1362in" fo:min-width="0.1362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ff0000" draw:opacity="15%" draw:textarea-horizontal-align="justify" draw:textarea-vertical-align="middle" draw:auto-grow-height="false" fo:min-height="0.1346in" fo:min-width="0.1346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99ff66" draw:opacity="15%" draw:textarea-horizontal-align="justify" draw:textarea-vertical-align="middle" draw:auto-grow-height="false" fo:min-height="0.1339in" fo:min-width="0.1339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2a6099" draw:opacity="15%" draw:textarea-horizontal-align="justify" draw:textarea-vertical-align="middle" draw:auto-grow-height="false" fo:min-height="0.1335in" fo:min-width="0.1335in" draw:shadow-offset-x="0.1201in" draw:shadow-offset-y="0.1201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ffff00" draw:opacity="15%" draw:textarea-horizontal-align="justify" draw:textarea-vertical-align="middle" draw:auto-grow-height="false" fo:min-height="0.1339in" fo:min-width="0.1339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80190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ff660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800080" draw:opacity="15%" draw:textarea-horizontal-align="justify" draw:textarea-vertical-align="middle" draw:auto-grow-height="false" fo:min-height="0.1354in" fo:min-width="0.1354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solid" draw:fill-color="#800080" draw:opacity="15%" draw:textarea-horizontal-align="justify" draw:textarea-vertical-align="middle" draw:auto-grow-height="false" fo:min-height="0.1339in" fo:min-width="0.1339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="solid" draw:fill-color="#80008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="solid" draw:fill-color="#ff000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="solid" draw:fill-color="#ffff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="solid" draw:fill-color="#2a6099" draw:opacity="15%" draw:textarea-horizontal-align="justify" draw:textarea-vertical-align="middle" draw:auto-grow-height="false" fo:min-height="0.1335in" fo:min-width="0.1335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="solid" draw:fill-color="#2a6099" draw:opacity="100%" draw:textarea-horizontal-align="justify" draw:textarea-vertical-align="middle" draw:auto-grow-height="false" fo:min-height="0.1335in" fo:min-width="0.1335in" draw:shadow-offset-x="0.1201in" draw:shadow-offset-y="0.1201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-color="#ff6600" draw:opacity="15%" draw:textarea-horizontal-align="justify" draw:textarea-vertical-align="middle" draw:auto-grow-height="false" fo:min-height="0.1335in" fo:min-width="0.1335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fill-color="#801900" draw:opacity="15%" draw:textarea-horizontal-align="justify" draw:textarea-vertical-align="middle" draw:auto-grow-height="false" fo:min-height="0.1335in" fo:min-width="0.1335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fill-color="#99ff66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fill="solid" draw:fill-color="#ff660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fill="solid" draw:fill-color="#80190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4" draw:name="Shape 44" draw:style-name="gr16" draw:text-style-name="P15" svg:width="0.1335in" svg:height="0.1335in" svg:x="4.3626in" svg:y="0.4193in"><text:p/><draw:enhanced-geometry svg:viewBox="0 0 21600 21600" draw:type="rectangle" draw:enhanced-path="M 0 0 L 21600 0 21600 21600 0 21600 0 0 Z N"/></draw:custom-shape><draw:custom-shape text:anchor-type="paragraph" draw:z-index="9" draw:name="Shape 3" draw:style-name="gr13" draw:text-style-name="P5" svg:width="0.1335in" svg:height="0.1335in" svg:x="1.4209in" svg:y="0.4272in"><text:p/><draw:enhanced-geometry svg:viewBox="0 0 21600 21600" draw:type="rectangle" draw:enhanced-path="M 0 0 L 21600 0 21600 21600 0 21600 0 0 Z N"/></draw:custom-shape><draw:custom-shape text:anchor-type="paragraph" draw:z-index="15" draw:name="Shape 11" draw:style-name="gr9" draw:text-style-name="P9" svg:width="0.1343in" svg:height="0.1343in" svg:x="3.4126in" svg:y="0.4217in"><text:p/><draw:enhanced-geometry svg:viewBox="0 0 21600 21600" draw:type="rectangle" draw:enhanced-path="M 0 0 L 21600 0 21600 21600 0 21600 0 0 Z N"/></draw:custom-shape><draw:custom-shape text:anchor-type="paragraph" draw:z-index="24" draw:name="Shape 18" draw:style-name="gr1" draw:text-style-name="P3" svg:width="0.1362in" svg:height="0.1362in" svg:x="6.3917in" svg:y="0.4161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2" draw:name="Shape 70" draw:style-name="gr18" draw:text-style-name="P17" svg:width="0.1335in" svg:height="0.1335in" svg:x="0.3957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10" draw:name="Shape 6" draw:style-name="gr12" draw:text-style-name="P12" svg:width="0.1343in" svg:height="0.1343in" svg:x="0.4047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3" draw:name="Shape 43" draw:style-name="gr17" draw:text-style-name="P16" svg:width="0.1335in" svg:height="0.1335in" svg:x="0.3689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><draw:custom-shape text:anchor-type="paragraph" draw:z-index="21" draw:name="Shape 15" draw:style-name="gr4" draw:text-style-name="P5" svg:width="0.1335in" svg:height="0.1335in" svg:x="0.422in" svg:y="0.1665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7" draw:name="Shape 13" draw:style-name="gr8" draw:text-style-name="P9" svg:width="0.1358in" svg:height="0.1358in" svg:x="0.3929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" draw:name="Shape 69" draw:style-name="gr19" draw:text-style-name="P18" svg:width="0.1335in" svg:height="0.1335in" svg:x="0.3972in" svg:y="0.165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2" draw:name="Shape 8" draw:style-name="gr11" draw:text-style-name="P11" svg:width="0.135in" svg:height="0.135in" svg:x="0.4193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8" draw:name="Shape 14" draw:style-name="gr7" draw:text-style-name="P8" svg:width="0.1335in" svg:height="0.1335in" svg:x="0.4154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><draw:custom-shape text:anchor-type="paragraph" draw:z-index="20" draw:name="Shape 10" draw:style-name="gr5" draw:text-style-name="P6" svg:width="0.1343in" svg:height="0.1343in" svg:x="0.4307in" svg:y="0.172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8" draw:style-name="gr17" draw:text-style-name="P16" svg:width="0.1335in" svg:height="0.1335in" svg:x="0.4083in" svg:y="0.158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7" draw:name="Shape 1" draw:style-name="gr14" draw:text-style-name="P13" svg:width="0.1335in" svg:height="0.1335in" svg:x="0.4283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4" draw:name="Shape 4" draw:style-name="gr10" draw:text-style-name="P10" svg:width="0.1343in" svg:height="0.1343in" svg:x="0.4209in" svg:y="0.1756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><draw:custom-shape text:anchor-type="paragraph" draw:z-index="19" draw:name="Shape 5" draw:style-name="gr6" draw:text-style-name="P7" svg:width="0.1335in" svg:height="0.1335in" svg:x="0.4319in" svg:y="0.172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3" draw:name="Shape 9" draw:style-name="gr2" draw:text-style-name="P3" svg:width="0.135in" svg:height="0.135in" svg:x="0.4102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6" draw:name="Shape 46" draw:style-name="gr15" draw:text-style-name="P14" svg:width="0.1335in" svg:height="0.1335in" svg:x="0.4339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1" draw:name="Shape 7" draw:style-name="gr5" draw:text-style-name="P6" svg:width="0.1343in" svg:height="0.1343in" svg:x="0.3634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22" draw:name="Shape 16" draw:style-name="gr3" draw:text-style-name="P4" svg:width="0.1343in" svg:height="0.1343in" svg:x="0.4354in" svg:y="0.1673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8" draw:name="Shape 2" draw:style-name="gr13" draw:text-style-name="P5" svg:width="0.1335in" svg:height="0.1335in" svg:x="0.4126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6" draw:name="Shape 12" draw:style-name="gr8" draw:text-style-name="P9" svg:width="0.1358in" svg:height="0.1358in" svg:x="0.4335in" svg:y="0.16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5" draw:name="Shape 45" draw:style-name="gr16" draw:text-style-name="P15" svg:width="0.1335in" svg:height="0.1335in" svg:x="0.3661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23" draw:name="Shape 17" draw:style-name="gr2" draw:text-style-name="P3" svg:width="0.135in" svg:height="0.135in" svg:x="0.4311in" svg:y="0.1634in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6T17:42:08.135871423</dc:date>
    <meta:editing-duration>PT2H6M25S</meta:editing-duration>
    <meta:editing-cycles>17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